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/>
    <style:style style:name="ce6" style:family="table-cell" style:parent-style-name="Default" style:data-style-name="N1">
      <style:map style:condition="cell-content()&gt;65535" style:apply-style-name="Bad" style:base-cell-address="'ArduVoi Frequency Register'.D4"/>
    </style:style>
    <style:style style:name="ce7" style:family="table-cell" style:parent-style-name="Default" style:data-style-name="N11"/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rduVoi Protocol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t/l</text:p>
          </table:table-cell>
        </table:table-row>
        <table:table-row table:style-name="ro1">
          <table:table-cell/>
          <table:table-cell table:formula="of:=&quot;01&quot;" office:value-type="string" office:string-value="01" calcext:value-type="string">
            <text:p>01</text:p>
          </table:table-cell>
          <table:table-cell office:value-type="string" calcext:value-type="string">
            <text:p>Note on</text:p>
          </table:table-cell>
          <table:table-cell office:value-type="string" calcext:value-type="string">
            <text:p>Note, volume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formula="of:=&quot;02&quot;" office:value-type="string" office:string-value="02" calcext:value-type="string">
            <text:p>02</text:p>
          </table:table-cell>
          <table:table-cell office:value-type="string" calcext:value-type="string">
            <text:p>Note off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formula="of:=&quot;03&quot;" office:value-type="string" office:string-value="03" calcext:value-type="string">
            <text:p>03</text:p>
          </table:table-cell>
          <table:table-cell office:value-type="string" calcext:value-type="string">
            <text:p>Tigger sav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formula="of:=&quot;04&quot;" office:value-type="string" office:string-value="04" calcext:value-type="string">
            <text:p>04</text:p>
          </table:table-cell>
          <table:table-cell office:value-type="string" calcext:value-type="string">
            <text:p>Trigger load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formula="of:=&quot;05&quot;" office:value-type="string" office:string-value="05" calcext:value-type="string">
            <text:p>05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Amount to bend</text:p>
          </table:table-cell>
          <table:table-cell office:value-type="string" calcext:value-type="string">
            <text:p>Signed int 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t sample pos 1</text:p>
          </table:table-cell>
          <table:table-cell office:value-type="string" calcext:value-type="string">
            <text:p>Sample value(s)</text:p>
          </table:table-cell>
          <table:table-cell office:value-type="string" calcext:value-type="string">
            <text:p>B[ ]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t sample pos 2</text:p>
          </table:table-cell>
          <table:table-cell office:value-type="string" calcext:value-type="string">
            <text:p>Sample value(s)</text:p>
          </table:table-cell>
          <table:table-cell table:formula="of:=[.E10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t sample pos 3</text:p>
          </table:table-cell>
          <table:table-cell office:value-type="string" calcext:value-type="string">
            <text:p>Sample value(s)</text:p>
          </table:table-cell>
          <table:table-cell table:formula="of:=[.E11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t sample pos 4</text:p>
          </table:table-cell>
          <table:table-cell office:value-type="string" calcext:value-type="string">
            <text:p>Sample value(s)</text:p>
          </table:table-cell>
          <table:table-cell table:formula="of:=[.E12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t sample pos 5</text:p>
          </table:table-cell>
          <table:table-cell office:value-type="string" calcext:value-type="string">
            <text:p>Sample value(s)</text:p>
          </table:table-cell>
          <table:table-cell table:formula="of:=[.E13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sample pos 6</text:p>
          </table:table-cell>
          <table:table-cell office:value-type="string" calcext:value-type="string">
            <text:p>Sample value(s)</text:p>
          </table:table-cell>
          <table:table-cell table:formula="of:=[.E14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t sample pos 7</text:p>
          </table:table-cell>
          <table:table-cell office:value-type="string" calcext:value-type="string">
            <text:p>Sample value(s)</text:p>
          </table:table-cell>
          <table:table-cell table:formula="of:=[.E15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t sample pos 8</text:p>
          </table:table-cell>
          <table:table-cell office:value-type="string" calcext:value-type="string">
            <text:p>Sample value(s)</text:p>
          </table:table-cell>
          <table:table-cell table:formula="of:=[.E16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et sample pos 9</text:p>
          </table:table-cell>
          <table:table-cell office:value-type="string" calcext:value-type="string">
            <text:p>Sample value(s)</text:p>
          </table:table-cell>
          <table:table-cell table:formula="of:=[.E17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t sample pos 10</text:p>
          </table:table-cell>
          <table:table-cell office:value-type="string" calcext:value-type="string">
            <text:p>Sample value(s)</text:p>
          </table:table-cell>
          <table:table-cell table:formula="of:=[.E18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Set sample pos 11</text:p>
          </table:table-cell>
          <table:table-cell office:value-type="string" calcext:value-type="string">
            <text:p>Sample value(s)</text:p>
          </table:table-cell>
          <table:table-cell table:formula="of:=[.E19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sample pos 12</text:p>
          </table:table-cell>
          <table:table-cell office:value-type="string" calcext:value-type="string">
            <text:p>Sample value(s)</text:p>
          </table:table-cell>
          <table:table-cell table:formula="of:=[.E20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Set sample pos 13</text:p>
          </table:table-cell>
          <table:table-cell office:value-type="string" calcext:value-type="string">
            <text:p>Sample value(s)</text:p>
          </table:table-cell>
          <table:table-cell table:formula="of:=[.E21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Set sample pos 14</text:p>
          </table:table-cell>
          <table:table-cell office:value-type="string" calcext:value-type="string">
            <text:p>Sample value(s)</text:p>
          </table:table-cell>
          <table:table-cell table:formula="of:=[.E22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Set sample pos 15</text:p>
          </table:table-cell>
          <table:table-cell office:value-type="string" calcext:value-type="string">
            <text:p>Sample value(s)</text:p>
          </table:table-cell>
          <table:table-cell table:formula="of:=[.E23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Set sample pos 16</text:p>
          </table:table-cell>
          <table:table-cell office:value-type="string" calcext:value-type="string">
            <text:p>Sample value(s)</text:p>
          </table:table-cell>
          <table:table-cell table:formula="of:=[.E24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et sample pos 17</text:p>
          </table:table-cell>
          <table:table-cell office:value-type="string" calcext:value-type="string">
            <text:p>Sample value(s)</text:p>
          </table:table-cell>
          <table:table-cell table:formula="of:=[.E25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et sample pos 18</text:p>
          </table:table-cell>
          <table:table-cell office:value-type="string" calcext:value-type="string">
            <text:p>Sample value(s)</text:p>
          </table:table-cell>
          <table:table-cell table:formula="of:=[.E26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et sample pos 19</text:p>
          </table:table-cell>
          <table:table-cell office:value-type="string" calcext:value-type="string">
            <text:p>Sample value(s)</text:p>
          </table:table-cell>
          <table:table-cell table:formula="of:=[.E27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et sample pos 20</text:p>
          </table:table-cell>
          <table:table-cell office:value-type="string" calcext:value-type="string">
            <text:p>Sample value(s)</text:p>
          </table:table-cell>
          <table:table-cell table:formula="of:=[.E28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et sample pos 21</text:p>
          </table:table-cell>
          <table:table-cell office:value-type="string" calcext:value-type="string">
            <text:p>Sample value(s)</text:p>
          </table:table-cell>
          <table:table-cell table:formula="of:=[.E29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t sample pos 22</text:p>
          </table:table-cell>
          <table:table-cell office:value-type="string" calcext:value-type="string">
            <text:p>Sample value(s)</text:p>
          </table:table-cell>
          <table:table-cell table:formula="of:=[.E30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et sample pos 23</text:p>
          </table:table-cell>
          <table:table-cell office:value-type="string" calcext:value-type="string">
            <text:p>Sample value(s)</text:p>
          </table:table-cell>
          <table:table-cell table:formula="of:=[.E31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et sample pos 24</text:p>
          </table:table-cell>
          <table:table-cell office:value-type="string" calcext:value-type="string">
            <text:p>Sample value(s)</text:p>
          </table:table-cell>
          <table:table-cell table:formula="of:=[.E32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t sample pos 25</text:p>
          </table:table-cell>
          <table:table-cell office:value-type="string" calcext:value-type="string">
            <text:p>Sample value(s)</text:p>
          </table:table-cell>
          <table:table-cell table:formula="of:=[.E33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et sample pos 26</text:p>
          </table:table-cell>
          <table:table-cell office:value-type="string" calcext:value-type="string">
            <text:p>Sample value(s)</text:p>
          </table:table-cell>
          <table:table-cell table:formula="of:=[.E34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Set sample pos 27</text:p>
          </table:table-cell>
          <table:table-cell office:value-type="string" calcext:value-type="string">
            <text:p>Sample value(s)</text:p>
          </table:table-cell>
          <table:table-cell table:formula="of:=[.E35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Set sample pos 28</text:p>
          </table:table-cell>
          <table:table-cell office:value-type="string" calcext:value-type="string">
            <text:p>Sample value(s)</text:p>
          </table:table-cell>
          <table:table-cell table:formula="of:=[.E36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Set sample pos 29</text:p>
          </table:table-cell>
          <table:table-cell office:value-type="string" calcext:value-type="string">
            <text:p>Sample value(s)</text:p>
          </table:table-cell>
          <table:table-cell table:formula="of:=[.E37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Set sample pos 30</text:p>
          </table:table-cell>
          <table:table-cell office:value-type="string" calcext:value-type="string">
            <text:p>Sample value(s)</text:p>
          </table:table-cell>
          <table:table-cell table:formula="of:=[.E38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table:style-name="Default" office:value-type="string" calcext:value-type="string">
            <text:p>2E</text:p>
          </table:table-cell>
          <table:table-cell office:value-type="string" calcext:value-type="string">
            <text:p>Set sample pos 31</text:p>
          </table:table-cell>
          <table:table-cell office:value-type="string" calcext:value-type="string">
            <text:p>Sample value(s)</text:p>
          </table:table-cell>
          <table:table-cell table:formula="of:=[.E39]" office:value-type="string" office:string-value="B[ ]" calcext:value-type="string">
            <text:p>B[ ]</text:p>
          </table:table-cell>
        </table:table-row>
        <table:table-row table:style-name="ro1">
          <table:table-cell/>
          <table:table-cell table:style-name="Default" office:value-type="string" calcext:value-type="string">
            <text:p>2F</text:p>
          </table:table-cell>
          <table:table-cell office:value-type="string" calcext:value-type="string">
            <text:p>Set sample pos 32</text:p>
          </table:table-cell>
          <table:table-cell office:value-type="string" calcext:value-type="string">
            <text:p>Sample value(s)</text:p>
          </table:table-cell>
          <table:table-cell table:formula="of:=[.E40]" office:value-type="string" office:string-value="B[ ]" calcext:value-type="string">
            <text:p>B[ 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velope stuff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t Attack</text:p>
          </table:table-cell>
          <table:table-cell office:value-type="string" calcext:value-type="string">
            <text:p>Variable value</text:p>
          </table:table-cell>
          <table:table-cell office:value-type="string" calcext:value-type="string">
            <text:p>Unsigned long []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t Decay</text:p>
          </table:table-cell>
          <table:table-cell office:value-type="string" calcext:value-type="string">
            <text:p>Variable value</text:p>
          </table:table-cell>
          <table:table-cell table:formula="of:=[.E44]" office:value-type="string" office:string-value="Unsigned long []" calcext:value-type="string">
            <text:p>Unsigned long []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et Sustain</text:p>
          </table:table-cell>
          <table:table-cell office:value-type="string" calcext:value-type="string">
            <text:p>Variable value</text:p>
          </table:table-cell>
          <table:table-cell table:formula="of:=[.E45]" office:value-type="string" office:string-value="Unsigned long []" calcext:value-type="string">
            <text:p>Unsigned long []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et Release</text:p>
          </table:table-cell>
          <table:table-cell office:value-type="string" calcext:value-type="string">
            <text:p>Variable value</text:p>
          </table:table-cell>
          <table:table-cell table:formula="of:=[.E46]" office:value-type="string" office:string-value="Unsigned long []" calcext:value-type="string">
            <text:p>Unsigned long []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et Pitch bend size</text:p>
          </table:table-cell>
          <table:table-cell office:value-type="string" calcext:value-type="string">
            <text:p>Variable value</text:p>
          </table:table-cell>
          <table:table-cell table:formula="of:=[.E47]" office:value-type="string" office:string-value="Unsigned long []" calcext:value-type="string">
            <text:p>Unsigned long []</text:p>
          </table:table-cell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rduVoi Frequency Register" table:style-name="ta1">
        <table:table-column table:style-name="co1" table:number-columns-repeated="3" table:default-cell-style-name="ce2"/>
        <table:table-column table:style-name="co1" table:default-cell-style-name="ce6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>
            <text:p>MIDI note number</text:p>
          </table:table-cell>
          <table:table-cell table:style-name="ce1" office:value-type="string" calcext:value-type="string">
            <text:p>Note names (English)</text:p>
          </table:table-cell>
          <table:table-cell table:style-name="ce1" office:value-type="string" calcext:value-type="string">
            <text:p>Frequency (Equal tuning at 440 Hz)</text:p>
          </table:table-cell>
          <table:table-cell table:style-name="ce1" office:value-type="string" calcext:value-type="string">
            <text:p>Compare match register</text:p>
          </table:table-cell>
          <table:table-cell table:style-name="ce1" office:value-type="string" calcext:value-type="string">
            <text:p>Deviance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float" office:value="8.18" calcext:value-type="float">
            <text:p>8.18</text:p>
          </table:table-cell>
          <table:table-cell table:style-name="ce12" table:formula="of:=(ARDCLK/([.C2]*SMPLPP*PRESCLR))-1" office:value-type="float" office:value="61123.6943765281" calcext:value-type="float">
            <text:p>61124</text:p>
          </table:table-cell>
          <table:table-cell table:formula="of:=(ROUND([.D2];0)-[.D2])/[.D2]" office:value-type="percentage" office:value="0.00000500008180133478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 </text:p>
          </table:table-cell>
          <table:table-cell office:value-type="float" office:value="8.66" calcext:value-type="float">
            <text:p>8.66</text:p>
          </table:table-cell>
          <table:table-cell table:style-name="ce12" table:formula="of:=(ARDCLK/([.C3]*SMPLPP*PRESCLR))-1" office:value-type="float" office:value="57735.7205542725" calcext:value-type="float">
            <text:p>57736</text:p>
          </table:table-cell>
          <table:table-cell table:formula="of:=(ROUND([.D3];0)-[.D3])/[.D3]" office:value-type="percentage" office:value="0.00000484008383032237" calcext:value-type="percentage">
            <text:p>0.00%</text:p>
          </table:table-cell>
          <table:table-cell/>
          <table:table-cell office:value-type="string" calcext:value-type="string">
            <text:p>Data: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float" office:value="9.18" calcext:value-type="float">
            <text:p>9.18</text:p>
          </table:table-cell>
          <table:table-cell table:formula="of:=(ARDCLK/([.C4]*SMPLPP*PRESCLR))-1" office:value-type="float" office:value="54465.2309368192" calcext:value-type="float">
            <text:p>54465</text:p>
          </table:table-cell>
          <table:table-cell table:formula="of:=(ROUND([.D4];0)-[.D4])/[.D4]" office:value-type="percentage" office:value="-0.00000424007784780688" calcext:value-type="percentage">
            <text:p>0.00%</text:p>
          </table:table-cell>
          <table:table-cell/>
          <table:table-cell office:value-type="string" calcext:value-type="string">
            <text:p>Arduino Clock speed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float" office:value="9.72" calcext:value-type="float">
            <text:p>9.72</text:p>
          </table:table-cell>
          <table:table-cell table:formula="of:=(ARDCLK/([.C5]*SMPLPP*PRESCLR))-1" office:value-type="float" office:value="51439.329218107" calcext:value-type="float">
            <text:p>51439</text:p>
          </table:table-cell>
          <table:table-cell table:formula="of:=(ROUND([.D5];0)-[.D5])/[.D5]" office:value-type="percentage" office:value="-0.00000640012441834128" calcext:value-type="percentage">
            <text:p>0.00%</text:p>
          </table:table-cell>
          <table:table-cell/>
          <table:table-cell office:value-type="string" calcext:value-type="string">
            <text:p>Max counter valu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float" office:value="10.3" calcext:value-type="float">
            <text:p>10.3</text:p>
          </table:table-cell>
          <table:table-cell table:formula="of:=(ARDCLK/([.C6]*SMPLPP*PRESCLR))-1" office:value-type="float" office:value="48542.6893203884" calcext:value-type="float">
            <text:p>48543</text:p>
          </table:table-cell>
          <table:table-cell table:formula="of:=(ROUND([.D6];0)-[.D6])/[.D6]" office:value-type="percentage" office:value="0.00000640013184281637" calcext:value-type="percentage">
            <text:p>0.00%</text:p>
          </table:table-cell>
          <table:table-cell/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s pr 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 </text:p>
          </table:table-cell>
          <table:table-cell office:value-type="float" office:value="10.91" calcext:value-type="float">
            <text:p>10.91</text:p>
          </table:table-cell>
          <table:table-cell table:formula="of:=(ARDCLK/([.C7]*SMPLPP*PRESCLR))-1" office:value-type="float" office:value="45828.5142071494" calcext:value-type="float">
            <text:p>45829</text:p>
          </table:table-cell>
          <table:table-cell table:formula="of:=(ROUND([.D7];0)-[.D7])/[.D7]" office:value-type="percentage" office:value="0.0000106002312970367" calcext:value-type="percentage">
            <text:p>0.00%</text:p>
          </table:table-cell>
          <table:table-cell/>
          <table:table-cell office:value-type="string" calcext:value-type="string">
            <text:p>Samples pr perio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 </text:p>
          </table:table-cell>
          <table:table-cell office:value-type="float" office:value="11.56" calcext:value-type="float">
            <text:p>11.56</text:p>
          </table:table-cell>
          <table:table-cell table:formula="of:=(ARDCLK/([.C8]*SMPLPP*PRESCLR))-1" office:value-type="float" office:value="43251.5951557093" calcext:value-type="float">
            <text:p>43252</text:p>
          </table:table-cell>
          <table:table-cell table:formula="of:=(ROUND([.D8];0)-[.D8])/[.D8]" office:value-type="percentage" office:value="0.00000936021640819113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float" office:value="12.25" calcext:value-type="float">
            <text:p>12.25</text:p>
          </table:table-cell>
          <table:table-cell table:formula="of:=(ARDCLK/([.C9]*SMPLPP*PRESCLR))-1" office:value-type="float" office:value="40815.3265306123" calcext:value-type="float">
            <text:p>40815</text:p>
          </table:table-cell>
          <table:table-cell table:formula="of:=(ROUND([.D9];0)-[.D9])/[.D9]" office:value-type="percentage" office:value="-0.00000800019600488943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float" office:value="12.98" calcext:value-type="float">
            <text:p>12.98</text:p>
          </table:table-cell>
          <table:table-cell table:formula="of:=(ARDCLK/([.C10]*SMPLPP*PRESCLR))-1" office:value-type="float" office:value="38519.8012326656" calcext:value-type="float">
            <text:p>38520</text:p>
          </table:table-cell>
          <table:table-cell table:formula="of:=(ROUND([.D10];0)-[.D10])/[.D10]" office:value-type="percentage" office:value="0.00000516013395709004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office:value-type="float" office:value="13.75" calcext:value-type="float">
            <text:p>13.75</text:p>
          </table:table-cell>
          <table:table-cell table:formula="of:=(ARDCLK/([.C11]*SMPLPP*PRESCLR))-1" office:value-type="float" office:value="36362.6363636364" calcext:value-type="float">
            <text:p>36363</text:p>
          </table:table-cell>
          <table:table-cell table:formula="of:=(ROUND([.D11];0)-[.D11])/[.D11]" office:value-type="percentage" office:value="0.0000100002750076537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 </text:p>
          </table:table-cell>
          <table:table-cell office:value-type="float" office:value="14.57" calcext:value-type="float">
            <text:p>14.57</text:p>
          </table:table-cell>
          <table:table-cell table:formula="of:=(ARDCLK/([.C12]*SMPLPP*PRESCLR))-1" office:value-type="float" office:value="34316.0899107756" calcext:value-type="float">
            <text:p>34316</text:p>
          </table:table-cell>
          <table:table-cell table:formula="of:=(ROUND([.D12];0)-[.D12])/[.D12]" office:value-type="percentage" office:value="-0.00000262007634909292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 </text:p>
          </table:table-cell>
          <table:table-cell office:value-type="float" office:value="15.43" calcext:value-type="float">
            <text:p>15.43</text:p>
          </table:table-cell>
          <table:table-cell table:formula="of:=(ARDCLK/([.C13]*SMPLPP*PRESCLR))-1" office:value-type="float" office:value="32403.4069993519" calcext:value-type="float">
            <text:p>32403</text:p>
          </table:table-cell>
          <table:table-cell table:formula="of:=(ROUND([.D13];0)-[.D13])/[.D13]" office:value-type="percentage" office:value="-0.0000125603876135509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 </text:p>
          </table:table-cell>
          <table:table-cell office:value-type="float" office:value="16.35" calcext:value-type="float">
            <text:p>16.35</text:p>
          </table:table-cell>
          <table:table-cell table:formula="of:=(ARDCLK/([.C14]*SMPLPP*PRESCLR))-1" office:value-type="float" office:value="30580.0397553517" calcext:value-type="float">
            <text:p>30580</text:p>
          </table:table-cell>
          <table:table-cell table:formula="of:=(ROUND([.D14];0)-[.D14])/[.D14]" office:value-type="percentage" office:value="-0.00000130004251125224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 </text:p>
          </table:table-cell>
          <table:table-cell office:value-type="float" office:value="17.32" calcext:value-type="float">
            <text:p>17.32</text:p>
          </table:table-cell>
          <table:table-cell table:formula="of:=(ARDCLK/([.C15]*SMPLPP*PRESCLR))-1" office:value-type="float" office:value="28867.3602771363" calcext:value-type="float">
            <text:p>28867</text:p>
          </table:table-cell>
          <table:table-cell table:formula="of:=(ROUND([.D15];0)-[.D15])/[.D15]" office:value-type="percentage" office:value="-0.0000124804323221052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float" office:value="18.35" calcext:value-type="float">
            <text:p>18.35</text:p>
          </table:table-cell>
          <table:table-cell table:formula="of:=(ARDCLK/([.C16]*SMPLPP*PRESCLR))-1" office:value-type="float" office:value="27246.9564032697" calcext:value-type="float">
            <text:p>27247</text:p>
          </table:table-cell>
          <table:table-cell table:formula="of:=(ROUND([.D16];0)-[.D16])/[.D16]" office:value-type="percentage" office:value="0.00000160005872223369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float" office:value="19.45" calcext:value-type="float">
            <text:p>19.45</text:p>
          </table:table-cell>
          <table:table-cell table:formula="of:=(ARDCLK/([.C17]*SMPLPP*PRESCLR))-1" office:value-type="float" office:value="25705.940874036" calcext:value-type="float">
            <text:p>25706</text:p>
          </table:table-cell>
          <table:table-cell table:formula="of:=(ROUND([.D17];0)-[.D17])/[.D17]" office:value-type="percentage" office:value="0.00000230008947345323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 </text:p>
          </table:table-cell>
          <table:table-cell office:value-type="float" office:value="20.6" calcext:value-type="float">
            <text:p>20.6</text:p>
          </table:table-cell>
          <table:table-cell table:formula="of:=(ARDCLK/([.C18]*SMPLPP*PRESCLR))-1" office:value-type="float" office:value="24270.8446601942" calcext:value-type="float">
            <text:p>24271</text:p>
          </table:table-cell>
          <table:table-cell table:formula="of:=(ROUND([.D18];0)-[.D18])/[.D18]" office:value-type="percentage" office:value="0.00000640026369096448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 </text:p>
          </table:table-cell>
          <table:table-cell office:value-type="float" office:value="21.83" calcext:value-type="float">
            <text:p>21.83</text:p>
          </table:table-cell>
          <table:table-cell table:formula="of:=(ARDCLK/([.C19]*SMPLPP*PRESCLR))-1" office:value-type="float" office:value="22903.2601923958" calcext:value-type="float">
            <text:p>22903</text:p>
          </table:table-cell>
          <table:table-cell table:formula="of:=(ROUND([.D19];0)-[.D19])/[.D19]" office:value-type="percentage" office:value="-0.0000113604959993673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 </text:p>
          </table:table-cell>
          <table:table-cell office:value-type="float" office:value="23.12" calcext:value-type="float">
            <text:p>23.12</text:p>
          </table:table-cell>
          <table:table-cell table:formula="of:=(ARDCLK/([.C20]*SMPLPP*PRESCLR))-1" office:value-type="float" office:value="21625.2975778547" calcext:value-type="float">
            <text:p>21625</text:p>
          </table:table-cell>
          <table:table-cell table:formula="of:=(ROUND([.D20];0)-[.D20])/[.D20]" office:value-type="percentage" office:value="-0.0000137606362918344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 </text:p>
          </table:table-cell>
          <table:table-cell office:value-type="float" office:value="24.5" calcext:value-type="float">
            <text:p>24.5</text:p>
          </table:table-cell>
          <table:table-cell table:formula="of:=(ARDCLK/([.C21]*SMPLPP*PRESCLR))-1" office:value-type="float" office:value="20407.1632653061" calcext:value-type="float">
            <text:p>20407</text:p>
          </table:table-cell>
          <table:table-cell table:formula="of:=(ROUND([.D21];0)-[.D21])/[.D21]" office:value-type="percentage" office:value="-0.00000800039201929626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 </text:p>
          </table:table-cell>
          <table:table-cell office:value-type="float" office:value="25.96" calcext:value-type="float">
            <text:p>25.96</text:p>
          </table:table-cell>
          <table:table-cell table:formula="of:=(ARDCLK/([.C22]*SMPLPP*PRESCLR))-1" office:value-type="float" office:value="19259.4006163328" calcext:value-type="float">
            <text:p>19259</text:p>
          </table:table-cell>
          <table:table-cell table:formula="of:=(ROUND([.D22];0)-[.D22])/[.D22]" office:value-type="percentage" office:value="-0.0000208010799920607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(ARDCLK/([.C23]*SMPLPP*PRESCLR))-1" office:value-type="float" office:value="18180.8181818182" calcext:value-type="float">
            <text:p>18181</text:p>
          </table:table-cell>
          <table:table-cell table:formula="of:=(ROUND([.D23];0)-[.D23])/[.D23]" office:value-type="percentage" office:value="0.0000100005500303426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#0/Bb0</text:p>
          </table:table-cell>
          <table:table-cell office:value-type="float" office:value="29.14" calcext:value-type="float">
            <text:p>29.14</text:p>
          </table:table-cell>
          <table:table-cell table:formula="of:=(ARDCLK/([.C24]*SMPLPP*PRESCLR))-1" office:value-type="float" office:value="17157.5449553878" calcext:value-type="float">
            <text:p>17158</text:p>
          </table:table-cell>
          <table:table-cell table:formula="of:=(ROUND([.D24];0)-[.D24])/[.D24]" office:value-type="percentage" office:value="0.0000265215456756139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 table:formula="of:=(ARDCLK/([.C25]*SMPLPP*PRESCLR))-1" office:value-type="float" office:value="16195.9549724652" calcext:value-type="float">
            <text:p>16196</text:p>
          </table:table-cell>
          <table:table-cell table:formula="of:=(ROUND([.D25];0)-[.D25])/[.D25]" office:value-type="percentage" office:value="0.00000278017164788314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table:formula="of:=(ARDCLK/([.C26]*SMPLPP*PRESCLR))-1" office:value-type="float" office:value="15289.5198776758" calcext:value-type="float">
            <text:p>15290</text:p>
          </table:table-cell>
          <table:table-cell table:formula="of:=(ROUND([.D26];0)-[.D26])/[.D26]" office:value-type="percentage" office:value="0.0000314020536944495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#1/Db1</text:p>
          </table:table-cell>
          <table:table-cell office:value-type="float" office:value="34.65" calcext:value-type="float">
            <text:p>34.65</text:p>
          </table:table-cell>
          <table:table-cell table:formula="of:=(ARDCLK/([.C27]*SMPLPP*PRESCLR))-1" office:value-type="float" office:value="14429.0144300144" calcext:value-type="float">
            <text:p>14429</text:p>
          </table:table-cell>
          <table:table-cell table:formula="of:=(ROUND([.D27];0)-[.D27])/[.D27]" office:value-type="percentage" office:value="-0.00000100006930487995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table:formula="of:=(ARDCLK/([.C28]*SMPLPP*PRESCLR))-1" office:value-type="float" office:value="13619.2669572324" calcext:value-type="float">
            <text:p>13619</text:p>
          </table:table-cell>
          <table:table-cell table:formula="of:=(ROUND([.D28];0)-[.D28])/[.D28]" office:value-type="percentage" office:value="-0.0000196014391376182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#1/Eb1</text:p>
          </table:table-cell>
          <table:table-cell office:value-type="float" office:value="38.89" calcext:value-type="float">
            <text:p>38.89</text:p>
          </table:table-cell>
          <table:table-cell table:formula="of:=(ARDCLK/([.C29]*SMPLPP*PRESCLR))-1" office:value-type="float" office:value="12855.7755206994" calcext:value-type="float">
            <text:p>12856</text:p>
          </table:table-cell>
          <table:table-cell table:formula="of:=(ROUND([.D29];0)-[.D29])/[.D29]" office:value-type="percentage" office:value="0.0000174613581444873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table:formula="of:=(ARDCLK/([.C30]*SMPLPP*PRESCLR))-1" office:value-type="float" office:value="12134.9223300971" calcext:value-type="float">
            <text:p>12135</text:p>
          </table:table-cell>
          <table:table-cell table:formula="of:=(ROUND([.D30];0)-[.D30])/[.D30]" office:value-type="percentage" office:value="0.00000640052740355846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table:formula="of:=(ARDCLK/([.C31]*SMPLPP*PRESCLR))-1" office:value-type="float" office:value="11453.753722795" calcext:value-type="float">
            <text:p>11454</text:p>
          </table:table-cell>
          <table:table-cell table:formula="of:=(ROUND([.D31];0)-[.D31])/[.D31]" office:value-type="percentage" office:value="0.0000215018771138915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#1/Gb1</text:p>
          </table:table-cell>
          <table:table-cell office:value-type="float" office:value="46.25" calcext:value-type="float">
            <text:p>46.25</text:p>
          </table:table-cell>
          <table:table-cell table:formula="of:=(ARDCLK/([.C32]*SMPLPP*PRESCLR))-1" office:value-type="float" office:value="10809.8108108108" calcext:value-type="float">
            <text:p>10810</text:p>
          </table:table-cell>
          <table:table-cell table:formula="of:=(ROUND([.D32];0)-[.D32])/[.D32]" office:value-type="percentage" office:value="0.0000175016188998301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(ARDCLK/([.C33]*SMPLPP*PRESCLR))-1" office:value-type="float" office:value="10203.0816326531" calcext:value-type="float">
            <text:p>10203</text:p>
          </table:table-cell>
          <table:table-cell table:formula="of:=(ROUND([.D33];0)-[.D33])/[.D33]" office:value-type="percentage" office:value="-0.00000800078407692685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#1/Ab1</text:p>
          </table:table-cell>
          <table:table-cell office:value-type="float" office:value="51.91" calcext:value-type="float">
            <text:p>51.91</text:p>
          </table:table-cell>
          <table:table-cell table:formula="of:=(ARDCLK/([.C34]*SMPLPP*PRESCLR))-1" office:value-type="float" office:value="9631.05548063957" calcext:value-type="float">
            <text:p>9631</text:p>
          </table:table-cell>
          <table:table-cell table:formula="of:=(ROUND([.D34];0)-[.D34])/[.D34]" office:value-type="percentage" office:value="-0.00000576059806529139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(ARDCLK/([.C35]*SMPLPP*PRESCLR))-1" office:value-type="float" office:value="9089.90909090909" calcext:value-type="float">
            <text:p>9090</text:p>
          </table:table-cell>
          <table:table-cell table:formula="of:=(ROUND([.D35];0)-[.D35])/[.D35]" office:value-type="percentage" office:value="0.0000100011001211043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#1/Bb1</text:p>
          </table:table-cell>
          <table:table-cell office:value-type="float" office:value="58.27" calcext:value-type="float">
            <text:p>58.27</text:p>
          </table:table-cell>
          <table:table-cell table:formula="of:=(ARDCLK/([.C36]*SMPLPP*PRESCLR))-1" office:value-type="float" office:value="8579.74480864939" calcext:value-type="float">
            <text:p>8580</text:p>
          </table:table-cell>
          <table:table-cell table:formula="of:=(ROUND([.D36];0)-[.D36])/[.D36]" office:value-type="percentage" office:value="0.0000297434663036994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 table:formula="of:=(ARDCLK/([.C37]*SMPLPP*PRESCLR))-1" office:value-type="float" office:value="8097.47748623259" calcext:value-type="float">
            <text:p>8097</text:p>
          </table:table-cell>
          <table:table-cell table:formula="of:=(ROUND([.D37];0)-[.D37])/[.D37]" office:value-type="percentage" office:value="-0.0000589672812798068" calcext:value-type="percentage">
            <text:p>-0.01%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 table:formula="of:=(ARDCLK/([.C38]*SMPLPP*PRESCLR))-1" office:value-type="float" office:value="7643.09111756612" calcext:value-type="float">
            <text:p>7643</text:p>
          </table:table-cell>
          <table:table-cell table:formula="of:=(ROUND([.D38];0)-[.D38])/[.D38]" office:value-type="percentage" office:value="-0.0000119215595785294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#2/Db2</text:p>
          </table:table-cell>
          <table:table-cell office:value-type="float" office:value="69.3" calcext:value-type="float">
            <text:p>69.3</text:p>
          </table:table-cell>
          <table:table-cell table:formula="of:=(ARDCLK/([.C39]*SMPLPP*PRESCLR))-1" office:value-type="float" office:value="7214.00721500722" calcext:value-type="float">
            <text:p>7214</text:p>
          </table:table-cell>
          <table:table-cell table:formula="of:=(ROUND([.D39];0)-[.D39])/[.D39]" office:value-type="percentage" office:value="-0.00000100013861928976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 table:formula="of:=(ARDCLK/([.C40]*SMPLPP*PRESCLR))-1" office:value-type="float" office:value="6809.13347861618" calcext:value-type="float">
            <text:p>6809</text:p>
          </table:table-cell>
          <table:table-cell table:formula="of:=(ROUND([.D40];0)-[.D40])/[.D40]" office:value-type="percentage" office:value="-0.0000196028784866337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#2/Eb2</text:p>
          </table:table-cell>
          <table:table-cell office:value-type="float" office:value="77.78" calcext:value-type="float">
            <text:p>77.78</text:p>
          </table:table-cell>
          <table:table-cell table:formula="of:=(ARDCLK/([.C41]*SMPLPP*PRESCLR))-1" office:value-type="float" office:value="6427.3877603497" calcext:value-type="float">
            <text:p>6427</text:p>
          </table:table-cell>
          <table:table-cell table:formula="of:=(ROUND([.D41];0)-[.D41])/[.D41]" office:value-type="percentage" office:value="-0.0000603293848390547" calcext:value-type="percentage">
            <text:p>-0.01%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 table:formula="of:=(ARDCLK/([.C42]*SMPLPP*PRESCLR))-1" office:value-type="float" office:value="6066.22485135299" calcext:value-type="float">
            <text:p>6066</text:p>
          </table:table-cell>
          <table:table-cell table:formula="of:=(ROUND([.D42];0)-[.D42])/[.D42]" office:value-type="percentage" office:value="-0.0000370661092361353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 table:formula="of:=(ARDCLK/([.C43]*SMPLPP*PRESCLR))-1" office:value-type="float" office:value="5725.72087962433" calcext:value-type="float">
            <text:p>5726</text:p>
          </table:table-cell>
          <table:table-cell table:formula="of:=(ROUND([.D43];0)-[.D43])/[.D43]" office:value-type="percentage" office:value="0.0000487485124653185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#2/Gb2</text:p>
          </table:table-cell>
          <table:table-cell office:value-type="float" office:value="92.5" calcext:value-type="float">
            <text:p>92.5</text:p>
          </table:table-cell>
          <table:table-cell table:formula="of:=(ARDCLK/([.C44]*SMPLPP*PRESCLR))-1" office:value-type="float" office:value="5404.40540540541" calcext:value-type="float">
            <text:p>5404</text:p>
          </table:table-cell>
          <table:table-cell table:formula="of:=(ROUND([.D44];0)-[.D44])/[.D44]" office:value-type="percentage" office:value="-0.0000750138775672681" calcext:value-type="percentage">
            <text:p>-0.01%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(ARDCLK/([.C45]*SMPLPP*PRESCLR))-1" office:value-type="float" office:value="5101.04081632653" calcext:value-type="float">
            <text:p>5101</text:p>
          </table:table-cell>
          <table:table-cell table:formula="of:=(ROUND([.D45];0)-[.D45])/[.D45]" office:value-type="percentage" office:value="-0.00000800156830747558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#2/Ab2</text:p>
          </table:table-cell>
          <table:table-cell office:value-type="float" office:value="103.83" calcext:value-type="float">
            <text:p>103.83</text:p>
          </table:table-cell>
          <table:table-cell table:formula="of:=(ARDCLK/([.C46]*SMPLPP*PRESCLR))-1" office:value-type="float" office:value="4814.56390253299" calcext:value-type="float">
            <text:p>4815</text:p>
          </table:table-cell>
          <table:table-cell table:formula="of:=(ROUND([.D46];0)-[.D46])/[.D46]" office:value-type="percentage" office:value="0.0000905788095956233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(ARDCLK/([.C47]*SMPLPP*PRESCLR))-1" office:value-type="float" office:value="4544.45454545454" calcext:value-type="float">
            <text:p>4544</text:p>
          </table:table-cell>
          <table:table-cell table:formula="of:=(ROUND([.D47];0)-[.D47])/[.D47]" office:value-type="percentage" office:value="-0.000100022004840974" calcext:value-type="percentage">
            <text:p>-0.01%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#2/Bb2</text:p>
          </table:table-cell>
          <table:table-cell office:value-type="float" office:value="116.54" calcext:value-type="float">
            <text:p>116.54</text:p>
          </table:table-cell>
          <table:table-cell table:formula="of:=(ARDCLK/([.C48]*SMPLPP*PRESCLR))-1" office:value-type="float" office:value="4289.3724043247" calcext:value-type="float">
            <text:p>4289</text:p>
          </table:table-cell>
          <table:table-cell table:formula="of:=(ROUND([.D48];0)-[.D48])/[.D48]" office:value-type="percentage" office:value="-0.0000868202360604846" calcext:value-type="percentage">
            <text:p>-0.01%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 table:formula="of:=(ARDCLK/([.C49]*SMPLPP*PRESCLR))-1" office:value-type="float" office:value="4048.56669636349" calcext:value-type="float">
            <text:p>4049</text:p>
          </table:table-cell>
          <table:table-cell table:formula="of:=(ROUND([.D49];0)-[.D49])/[.D49]" office:value-type="percentage" office:value="0.000107026429106437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 table:formula="of:=(ARDCLK/([.C50]*SMPLPP*PRESCLR))-1" office:value-type="float" office:value="3821.33774176286" calcext:value-type="float">
            <text:p>3821</text:p>
          </table:table-cell>
          <table:table-cell table:formula="of:=(ROUND([.D50];0)-[.D50])/[.D50]" office:value-type="percentage" office:value="-0.0000883831227925811" calcext:value-type="percentage">
            <text:p>-0.01%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#3/Db3</text:p>
          </table:table-cell>
          <table:table-cell office:value-type="float" office:value="138.59" calcext:value-type="float">
            <text:p>138.59</text:p>
          </table:table-cell>
          <table:table-cell table:formula="of:=(ARDCLK/([.C51]*SMPLPP*PRESCLR))-1" office:value-type="float" office:value="3606.76390792986" calcext:value-type="float">
            <text:p>3607</text:p>
          </table:table-cell>
          <table:table-cell table:formula="of:=(ROUND([.D51];0)-[.D51])/[.D51]" office:value-type="percentage" office:value="0.0000654581436882517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 table:formula="of:=(ARDCLK/([.C52]*SMPLPP*PRESCLR))-1" office:value-type="float" office:value="3404.29864469114" calcext:value-type="float">
            <text:p>3404</text:p>
          </table:table-cell>
          <table:table-cell table:formula="of:=(ROUND([.D52];0)-[.D52])/[.D52]" office:value-type="percentage" office:value="-0.0000877257615470407" calcext:value-type="percentage">
            <text:p>-0.01%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#3/Eb3</text:p>
          </table:table-cell>
          <table:table-cell office:value-type="float" office:value="155.56" calcext:value-type="float">
            <text:p>155.56</text:p>
          </table:table-cell>
          <table:table-cell table:formula="of:=(ARDCLK/([.C53]*SMPLPP*PRESCLR))-1" office:value-type="float" office:value="3213.19388017485" calcext:value-type="float">
            <text:p>3213</text:p>
          </table:table-cell>
          <table:table-cell table:formula="of:=(ROUND([.D53];0)-[.D53])/[.D53]" office:value-type="percentage" office:value="-0.0000603387725988801" calcext:value-type="percentage">
            <text:p>-0.01%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 table:formula="of:=(ARDCLK/([.C54]*SMPLPP*PRESCLR))-1" office:value-type="float" office:value="3032.79649293125" calcext:value-type="float">
            <text:p>3033</text:p>
          </table:table-cell>
          <table:table-cell table:formula="of:=(ROUND([.D54];0)-[.D54])/[.D54]" office:value-type="percentage" office:value="0.0000671021182001567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table:formula="of:=(ARDCLK/([.C55]*SMPLPP*PRESCLR))-1" office:value-type="float" office:value="2862.52442586335" calcext:value-type="float">
            <text:p>2863</text:p>
          </table:table-cell>
          <table:table-cell table:formula="of:=(ROUND([.D55];0)-[.D55])/[.D55]" office:value-type="percentage" office:value="0.00016613801871895" calcext:value-type="percentage">
            <text:p>0.02%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#3/Gb3</text:p>
          </table:table-cell>
          <table:table-cell office:value-type="float" office:value="185" calcext:value-type="float">
            <text:p>185</text:p>
          </table:table-cell>
          <table:table-cell table:formula="of:=(ARDCLK/([.C56]*SMPLPP*PRESCLR))-1" office:value-type="float" office:value="2701.7027027027" calcext:value-type="float">
            <text:p>2702</text:p>
          </table:table-cell>
          <table:table-cell table:formula="of:=(ROUND([.D56];0)-[.D56])/[.D56]" office:value-type="percentage" office:value="0.000110040715064656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(ARDCLK/([.C57]*SMPLPP*PRESCLR))-1" office:value-type="float" office:value="2550.02040816327" calcext:value-type="float">
            <text:p>2550</text:p>
          </table:table-cell>
          <table:table-cell table:formula="of:=(ROUND([.D57];0)-[.D57])/[.D57]" office:value-type="percentage" office:value="-0.00000800313722988143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#3/Ab3</text:p>
          </table:table-cell>
          <table:table-cell office:value-type="float" office:value="207.65" calcext:value-type="float">
            <text:p>207.65</text:p>
          </table:table-cell>
          <table:table-cell table:formula="of:=(ARDCLK/([.C58]*SMPLPP*PRESCLR))-1" office:value-type="float" office:value="2406.89790512882" calcext:value-type="float">
            <text:p>2407</text:p>
          </table:table-cell>
          <table:table-cell table:formula="of:=(ROUND([.D58];0)-[.D58])/[.D58]" office:value-type="percentage" office:value="0.0000424176160359728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(ARDCLK/([.C59]*SMPLPP*PRESCLR))-1" office:value-type="float" office:value="2271.72727272727" calcext:value-type="float">
            <text:p>2272</text:p>
          </table:table-cell>
          <table:table-cell table:formula="of:=(ROUND([.D59];0)-[.D59])/[.D59]" office:value-type="percentage" office:value="0.000120052823242318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#3/Bb3</text:p>
          </table:table-cell>
          <table:table-cell office:value-type="float" office:value="233.08" calcext:value-type="float">
            <text:p>233.08</text:p>
          </table:table-cell>
          <table:table-cell table:formula="of:=(ARDCLK/([.C60]*SMPLPP*PRESCLR))-1" office:value-type="float" office:value="2144.18620216235" calcext:value-type="float">
            <text:p>2144</text:p>
          </table:table-cell>
          <table:table-cell table:formula="of:=(ROUND([.D60];0)-[.D60])/[.D60]" office:value-type="percentage" office:value="-0.0000868404815587471" calcext:value-type="percentage">
            <text:p>-0.01%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formula="of:=(ARDCLK/([.C61]*SMPLPP*PRESCLR))-1" office:value-type="float" office:value="2023.78334818174" calcext:value-type="float">
            <text:p>2024</text:p>
          </table:table-cell>
          <table:table-cell table:formula="of:=(ROUND([.D61];0)-[.D61])/[.D61]" office:value-type="percentage" office:value="0.000107052871272097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4 (middle C)</text:p>
          </table:table-cell>
          <table:table-cell office:value-type="float" office:value="261.63" calcext:value-type="float">
            <text:p>261.63</text:p>
          </table:table-cell>
          <table:table-cell table:formula="of:=(ARDCLK/([.C62]*SMPLPP*PRESCLR))-1" office:value-type="float" office:value="1910.09582234453" calcext:value-type="float">
            <text:p>1910</text:p>
          </table:table-cell>
          <table:table-cell table:formula="of:=(ROUND([.D62];0)-[.D62])/[.D62]" office:value-type="percentage" office:value="-0.0000501662499919317" calcext:value-type="percentage">
            <text:p>-0.01%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#4/Db4</text:p>
          </table:table-cell>
          <table:table-cell office:value-type="float" office:value="277.18" calcext:value-type="float">
            <text:p>277.18</text:p>
          </table:table-cell>
          <table:table-cell table:formula="of:=(ARDCLK/([.C63]*SMPLPP*PRESCLR))-1" office:value-type="float" office:value="1802.88195396493" calcext:value-type="float">
            <text:p>1803</text:p>
          </table:table-cell>
          <table:table-cell table:formula="of:=(ROUND([.D63];0)-[.D63])/[.D63]" office:value-type="percentage" office:value="0.0000654762974402331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table:formula="of:=(ARDCLK/([.C64]*SMPLPP*PRESCLR))-1" office:value-type="float" office:value="1701.64932234557" calcext:value-type="float">
            <text:p>1702</text:p>
          </table:table-cell>
          <table:table-cell table:formula="of:=(ROUND([.D64];0)-[.D64])/[.D64]" office:value-type="percentage" office:value="0.000206081035513873" calcext:value-type="percentage">
            <text:p>0.02%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#4/Eb4</text:p>
          </table:table-cell>
          <table:table-cell office:value-type="float" office:value="311.13" calcext:value-type="float">
            <text:p>311.13</text:p>
          </table:table-cell>
          <table:table-cell table:formula="of:=(ARDCLK/([.C65]*SMPLPP*PRESCLR))-1" office:value-type="float" office:value="1606.04528653617" calcext:value-type="float">
            <text:p>1606</text:p>
          </table:table-cell>
          <table:table-cell table:formula="of:=(ROUND([.D65];0)-[.D65])/[.D65]" office:value-type="percentage" office:value="-0.0000281975462051528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formula="of:=(ARDCLK/([.C66]*SMPLPP*PRESCLR))-1" office:value-type="float" office:value="1515.85222825592" calcext:value-type="float">
            <text:p>1516</text:p>
          </table:table-cell>
          <table:table-cell table:formula="of:=(ROUND([.D66];0)-[.D66])/[.D66]" office:value-type="percentage" office:value="0.0000974842674781404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formula="of:=(ARDCLK/([.C67]*SMPLPP*PRESCLR))-1" office:value-type="float" office:value="1430.72121524497" calcext:value-type="float">
            <text:p>1431</text:p>
          </table:table-cell>
          <table:table-cell table:formula="of:=(ROUND([.D67];0)-[.D67])/[.D67]" office:value-type="percentage" office:value="0.000194856099191093" calcext:value-type="percentage">
            <text:p>0.02%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#4/Gb4</text:p>
          </table:table-cell>
          <table:table-cell office:value-type="float" office:value="369.99" calcext:value-type="float">
            <text:p>369.99</text:p>
          </table:table-cell>
          <table:table-cell table:formula="of:=(ARDCLK/([.C68]*SMPLPP*PRESCLR))-1" office:value-type="float" office:value="1350.38787534798" calcext:value-type="float">
            <text:p>1350</text:p>
          </table:table-cell>
          <table:table-cell table:formula="of:=(ROUND([.D68];0)-[.D68])/[.D68]" office:value-type="percentage" office:value="-0.000287232546339616" calcext:value-type="percentage">
            <text:p>-0.03%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(ARDCLK/([.C69]*SMPLPP*PRESCLR))-1" office:value-type="float" office:value="1274.51020408163" calcext:value-type="float">
            <text:p>1275</text:p>
          </table:table-cell>
          <table:table-cell table:formula="of:=(ROUND([.D69];0)-[.D69])/[.D69]" office:value-type="percentage" office:value="0.000384301292213008" calcext:value-type="percentage">
            <text:p>0.04%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#4/Ab4</text:p>
          </table:table-cell>
          <table:table-cell office:value-type="float" office:value="415.3" calcext:value-type="float">
            <text:p>415.3</text:p>
          </table:table-cell>
          <table:table-cell table:formula="of:=(ARDCLK/([.C70]*SMPLPP*PRESCLR))-1" office:value-type="float" office:value="1202.94895256441" calcext:value-type="float">
            <text:p>1203</text:p>
          </table:table-cell>
          <table:table-cell table:formula="of:=(ROUND([.D70];0)-[.D70])/[.D70]" office:value-type="percentage" office:value="0.0000424352467159554" calcext:value-type="percentage">
            <text:p>0.00%</text:p>
          </table:table-cell>
          <table:table-cell table:number-columns-repeated="4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A4 concert pitch</text:p>
          </table:table-cell>
          <table:table-cell office:value-type="float" office:value="440" calcext:value-type="float">
            <text:p>440</text:p>
          </table:table-cell>
          <table:table-cell table:formula="of:=(ARDCLK/([.C71]*SMPLPP*PRESCLR))-1" office:value-type="float" office:value="1135.36363636364" calcext:value-type="float">
            <text:p>1135</text:p>
          </table:table-cell>
          <table:table-cell table:formula="of:=(ROUND([.D71];0)-[.D71])/[.D71]" office:value-type="percentage" office:value="-0.000320281848026172" calcext:value-type="percentage">
            <text:p>-0.03%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#4/Bb4</text:p>
          </table:table-cell>
          <table:table-cell office:value-type="float" office:value="466.16" calcext:value-type="float">
            <text:p>466.16</text:p>
          </table:table-cell>
          <table:table-cell table:formula="of:=(ARDCLK/([.C72]*SMPLPP*PRESCLR))-1" office:value-type="float" office:value="1071.59310108117" calcext:value-type="float">
            <text:p>1072</text:p>
          </table:table-cell>
          <table:table-cell table:formula="of:=(ROUND([.D72];0)-[.D72])/[.D72]" office:value-type="percentage" office:value="0.000379714014970574" calcext:value-type="percentage">
            <text:p>0.04%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formula="of:=(ARDCLK/([.C73]*SMPLPP*PRESCLR))-1" office:value-type="float" office:value="1011.39167409087" calcext:value-type="float">
            <text:p>1011</text:p>
          </table:table-cell>
          <table:table-cell table:formula="of:=(ROUND([.D73];0)-[.D73])/[.D73]" office:value-type="percentage" office:value="-0.000387262522429121" calcext:value-type="percentage">
            <text:p>-0.04%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(ARDCLK/([.C74]*SMPLPP*PRESCLR))-1" office:value-type="float" office:value="954.566172957477" calcext:value-type="float">
            <text:p>955</text:p>
          </table:table-cell>
          <table:table-cell table:formula="of:=(ROUND([.D74];0)-[.D74])/[.D74]" office:value-type="percentage" office:value="0.000454475608724529" calcext:value-type="percentage">
            <text:p>0.05%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#5/Db5</text:p>
          </table:table-cell>
          <table:table-cell office:value-type="float" office:value="554.37" calcext:value-type="float">
            <text:p>554.37</text:p>
          </table:table-cell>
          <table:table-cell table:formula="of:=(ARDCLK/([.C75]*SMPLPP*PRESCLR))-1" office:value-type="float" office:value="900.924707325432" calcext:value-type="float">
            <text:p>901</text:p>
          </table:table-cell>
          <table:table-cell table:formula="of:=(ROUND([.D75];0)-[.D75])/[.D75]" office:value-type="percentage" office:value="0.0000835726603514629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(ARDCLK/([.C76]*SMPLPP*PRESCLR))-1" office:value-type="float" office:value="850.310166346007" calcext:value-type="float">
            <text:p>850</text:p>
          </table:table-cell>
          <table:table-cell table:formula="of:=(ROUND([.D76];0)-[.D76])/[.D76]" office:value-type="percentage" office:value="-0.000364768478941398" calcext:value-type="percentage">
            <text:p>-0.04%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#5/Eb5</text:p>
          </table:table-cell>
          <table:table-cell office:value-type="float" office:value="622.25" calcext:value-type="float">
            <text:p>622.25</text:p>
          </table:table-cell>
          <table:table-cell table:formula="of:=(ARDCLK/([.C77]*SMPLPP*PRESCLR))-1" office:value-type="float" office:value="802.535556448373" calcext:value-type="float">
            <text:p>803</text:p>
          </table:table-cell>
          <table:table-cell table:formula="of:=(ROUND([.D77];0)-[.D77])/[.D77]" office:value-type="percentage" office:value="0.00057872021731042" calcext:value-type="percentage">
            <text:p>0.06%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5</text:p>
          </table:table-cell>
          <table:table-cell office:value-type="float" office:value="659.26" calcext:value-type="float">
            <text:p>659.26</text:p>
          </table:table-cell>
          <table:table-cell table:formula="of:=(ARDCLK/([.C78]*SMPLPP*PRESCLR))-1" office:value-type="float" office:value="757.426114127962" calcext:value-type="float">
            <text:p>757</text:p>
          </table:table-cell>
          <table:table-cell table:formula="of:=(ROUND([.D78];0)-[.D78])/[.D78]" office:value-type="percentage" office:value="-0.000562581775322435" calcext:value-type="percentage">
            <text:p>-0.06%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(ARDCLK/([.C79]*SMPLPP*PRESCLR))-1" office:value-type="float" office:value="714.860607622484" calcext:value-type="float">
            <text:p>715</text:p>
          </table:table-cell>
          <table:table-cell table:formula="of:=(ROUND([.D79];0)-[.D79])/[.D79]" office:value-type="percentage" office:value="0.00019499238876777" calcext:value-type="percentage">
            <text:p>0.02%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#5/Gb5</text:p>
          </table:table-cell>
          <table:table-cell office:value-type="float" office:value="739.99" calcext:value-type="float">
            <text:p>739.99</text:p>
          </table:table-cell>
          <table:table-cell table:formula="of:=(ARDCLK/([.C80]*SMPLPP*PRESCLR))-1" office:value-type="float" office:value="674.68480655144" calcext:value-type="float">
            <text:p>675</text:p>
          </table:table-cell>
          <table:table-cell table:formula="of:=(ROUND([.D80];0)-[.D80])/[.D80]" office:value-type="percentage" office:value="0.000467171404334936" calcext:value-type="percentage">
            <text:p>0.05%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formula="of:=(ARDCLK/([.C81]*SMPLPP*PRESCLR))-1" office:value-type="float" office:value="636.763236775979" calcext:value-type="float">
            <text:p>637</text:p>
          </table:table-cell>
          <table:table-cell table:formula="of:=(ROUND([.D81];0)-[.D81])/[.D81]" office:value-type="percentage" office:value="0.000371823011044844" calcext:value-type="percentage">
            <text:p>0.04%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#5/Ab5</text:p>
          </table:table-cell>
          <table:table-cell office:value-type="float" office:value="830.61" calcext:value-type="float">
            <text:p>830.61</text:p>
          </table:table-cell>
          <table:table-cell table:formula="of:=(ARDCLK/([.C82]*SMPLPP*PRESCLR))-1" office:value-type="float" office:value="600.967228904058" calcext:value-type="float">
            <text:p>601</text:p>
          </table:table-cell>
          <table:table-cell table:formula="of:=(ROUND([.D82];0)-[.D82])/[.D82]" office:value-type="percentage" office:value="0.00005453058730234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(ARDCLK/([.C83]*SMPLPP*PRESCLR))-1" office:value-type="float" office:value="567.181818181818" calcext:value-type="float">
            <text:p>567</text:p>
          </table:table-cell>
          <table:table-cell table:formula="of:=(ROUND([.D83];0)-[.D83])/[.D83]" office:value-type="percentage" office:value="-0.000320564192979553" calcext:value-type="percentage">
            <text:p>-0.03%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#5/Bb5</text:p>
          </table:table-cell>
          <table:table-cell office:value-type="float" office:value="932.33" calcext:value-type="float">
            <text:p>932.33</text:p>
          </table:table-cell>
          <table:table-cell table:formula="of:=(ARDCLK/([.C84]*SMPLPP*PRESCLR))-1" office:value-type="float" office:value="535.290798322482" calcext:value-type="float">
            <text:p>535</text:p>
          </table:table-cell>
          <table:table-cell table:formula="of:=(ROUND([.D84];0)-[.D84])/[.D84]" office:value-type="percentage" office:value="-0.000543252982105596" calcext:value-type="percentage">
            <text:p>-0.05%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formula="of:=(ARDCLK/([.C85]*SMPLPP*PRESCLR))-1" office:value-type="float" office:value="505.190712412809" calcext:value-type="float">
            <text:p>505</text:p>
          </table:table-cell>
          <table:table-cell table:formula="of:=(ROUND([.D85];0)-[.D85])/[.D85]" office:value-type="percentage" office:value="-0.000377505777764178" calcext:value-type="percentage">
            <text:p>-0.04%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(ARDCLK/([.C86]*SMPLPP*PRESCLR))-1" office:value-type="float" office:value="476.783086478739" calcext:value-type="float">
            <text:p>477</text:p>
          </table:table-cell>
          <table:table-cell table:formula="of:=(ROUND([.D86];0)-[.D86])/[.D86]" office:value-type="percentage" office:value="0.000454952214985965" calcext:value-type="percentage">
            <text:p>0.05%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#6/Db6</text:p>
          </table:table-cell>
          <table:table-cell office:value-type="float" office:value="1108.73" calcext:value-type="float">
            <text:p>1108.73</text:p>
          </table:table-cell>
          <table:table-cell table:formula="of:=(ARDCLK/([.C87]*SMPLPP*PRESCLR))-1" office:value-type="float" office:value="449.966421040289" calcext:value-type="float">
            <text:p>450</text:p>
          </table:table-cell>
          <table:table-cell table:formula="of:=(ROUND([.D87];0)-[.D87])/[.D87]" office:value-type="percentage" office:value="0.0000746254790147112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formula="of:=(ARDCLK/([.C88]*SMPLPP*PRESCLR))-1" office:value-type="float" office:value="424.655083173003" calcext:value-type="float">
            <text:p>425</text:p>
          </table:table-cell>
          <table:table-cell table:formula="of:=(ROUND([.D88];0)-[.D88])/[.D88]" office:value-type="percentage" office:value="0.000812228183917115" calcext:value-type="percentage">
            <text:p>0.08%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#6/Eb6</text:p>
          </table:table-cell>
          <table:table-cell office:value-type="float" office:value="1244.51" calcext:value-type="float">
            <text:p>1244.51</text:p>
          </table:table-cell>
          <table:table-cell table:formula="of:=(ARDCLK/([.C89]*SMPLPP*PRESCLR))-1" office:value-type="float" office:value="400.764549903175" calcext:value-type="float">
            <text:p>401</text:p>
          </table:table-cell>
          <table:table-cell table:formula="of:=(ROUND([.D89];0)-[.D89])/[.D89]" office:value-type="percentage" office:value="0.000587502304987205" calcext:value-type="percentage">
            <text:p>0.06%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formula="of:=(ARDCLK/([.C90]*SMPLPP*PRESCLR))-1" office:value-type="float" office:value="378.215933136647" calcext:value-type="float">
            <text:p>378</text:p>
          </table:table-cell>
          <table:table-cell table:formula="of:=(ROUND([.D90];0)-[.D90])/[.D90]" office:value-type="percentage" office:value="-0.000570925542073031" calcext:value-type="percentage">
            <text:p>-0.06%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formula="of:=(ARDCLK/([.C91]*SMPLPP*PRESCLR))-1" office:value-type="float" office:value="356.932866111632" calcext:value-type="float">
            <text:p>357</text:p>
          </table:table-cell>
          <table:table-cell table:formula="of:=(ROUND([.D91];0)-[.D91])/[.D91]" office:value-type="percentage" office:value="0.000188085476967243" calcext:value-type="percentage">
            <text:p>0.02%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#6/Gb6</text:p>
          </table:table-cell>
          <table:table-cell office:value-type="float" office:value="1479.98" calcext:value-type="float">
            <text:p>1479.98</text:p>
          </table:table-cell>
          <table:table-cell table:formula="of:=(ARDCLK/([.C92]*SMPLPP*PRESCLR))-1" office:value-type="float" office:value="336.84240327572" calcext:value-type="float">
            <text:p>337</text:p>
          </table:table-cell>
          <table:table-cell table:formula="of:=(ROUND([.D92];0)-[.D92])/[.D92]" office:value-type="percentage" office:value="0.000467864861274727" calcext:value-type="percentage">
            <text:p>0.05%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formula="of:=(ARDCLK/([.C93]*SMPLPP*PRESCLR))-1" office:value-type="float" office:value="317.88161838799" calcext:value-type="float">
            <text:p>318</text:p>
          </table:table-cell>
          <table:table-cell table:formula="of:=(ROUND([.D93];0)-[.D93])/[.D93]" office:value-type="percentage" office:value="0.000372407856140529" calcext:value-type="percentage">
            <text:p>0.04%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#6/Ab6</text:p>
          </table:table-cell>
          <table:table-cell office:value-type="float" office:value="1661.22" calcext:value-type="float">
            <text:p>1661.22</text:p>
          </table:table-cell>
          <table:table-cell table:formula="of:=(ARDCLK/([.C94]*SMPLPP*PRESCLR))-1" office:value-type="float" office:value="299.983614452029" calcext:value-type="float">
            <text:p>300</text:p>
          </table:table-cell>
          <table:table-cell table:formula="of:=(ROUND([.D94];0)-[.D94])/[.D94]" office:value-type="percentage" office:value="0.0000546214765787459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(ARDCLK/([.C95]*SMPLPP*PRESCLR))-1" office:value-type="float" office:value="283.090909090909" calcext:value-type="float">
            <text:p>283</text:p>
          </table:table-cell>
          <table:table-cell table:formula="of:=(ROUND([.D95];0)-[.D95])/[.D95]" office:value-type="percentage" office:value="-0.000321130378933756" calcext:value-type="percentage">
            <text:p>-0.03%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#6/Bb6</text:p>
          </table:table-cell>
          <table:table-cell office:value-type="float" office:value="1864.66" calcext:value-type="float">
            <text:p>1864.66</text:p>
          </table:table-cell>
          <table:table-cell table:formula="of:=(ARDCLK/([.C96]*SMPLPP*PRESCLR))-1" office:value-type="float" office:value="267.145399161241" calcext:value-type="float">
            <text:p>267</text:p>
          </table:table-cell>
          <table:table-cell table:formula="of:=(ROUND([.D96];0)-[.D96])/[.D96]" office:value-type="percentage" office:value="-0.000544269756086753" calcext:value-type="percentage">
            <text:p>-0.05%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formula="of:=(ARDCLK/([.C97]*SMPLPP*PRESCLR))-1" office:value-type="float" office:value="252.096637358076" calcext:value-type="float">
            <text:p>252</text:p>
          </table:table-cell>
          <table:table-cell table:formula="of:=(ROUND([.D97];0)-[.D97])/[.D97]" office:value-type="percentage" office:value="-0.000383334577917448" calcext:value-type="percentage">
            <text:p>-0.04%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(ARDCLK/([.C98]*SMPLPP*PRESCLR))-1" office:value-type="float" office:value="237.891543239369" calcext:value-type="float">
            <text:p>238</text:p>
          </table:table-cell>
          <table:table-cell table:formula="of:=(ROUND([.D98];0)-[.D98])/[.D98]" office:value-type="percentage" office:value="0.000455908432699278" calcext:value-type="percentage">
            <text:p>0.05%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#7/Db7</text:p>
          </table:table-cell>
          <table:table-cell office:value-type="float" office:value="2217.46" calcext:value-type="float">
            <text:p>2217.46</text:p>
          </table:table-cell>
          <table:table-cell table:formula="of:=(ARDCLK/([.C99]*SMPLPP*PRESCLR))-1" office:value-type="float" office:value="224.483210520145" calcext:value-type="float">
            <text:p>224</text:p>
          </table:table-cell>
          <table:table-cell table:formula="of:=(ROUND([.D99];0)-[.D99])/[.D99]" office:value-type="percentage" office:value="-0.00215254637095144" calcext:value-type="percentage">
            <text:p>-0.22%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formula="of:=(ARDCLK/([.C100]*SMPLPP*PRESCLR))-1" office:value-type="float" office:value="211.827541586502" calcext:value-type="float">
            <text:p>212</text:p>
          </table:table-cell>
          <table:table-cell table:formula="of:=(ROUND([.D100];0)-[.D100])/[.D100]" office:value-type="percentage" office:value="0.000814145376029703" calcext:value-type="percentage">
            <text:p>0.08%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#7/Eb7</text:p>
          </table:table-cell>
          <table:table-cell office:value-type="float" office:value="2489.02" calcext:value-type="float">
            <text:p>2489.02</text:p>
          </table:table-cell>
          <table:table-cell table:formula="of:=(ARDCLK/([.C101]*SMPLPP*PRESCLR))-1" office:value-type="float" office:value="199.882274951587" calcext:value-type="float">
            <text:p>200</text:p>
          </table:table-cell>
          <table:table-cell table:formula="of:=(ROUND([.D101];0)-[.D101])/[.D101]" office:value-type="percentage" office:value="0.000588971925805583" calcext:value-type="percentage">
            <text:p>0.06%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formula="of:=(ARDCLK/([.C102]*SMPLPP*PRESCLR))-1" office:value-type="float" office:value="188.607966568323" calcext:value-type="float">
            <text:p>189</text:p>
          </table:table-cell>
          <table:table-cell table:formula="of:=(ROUND([.D102];0)-[.D102])/[.D102]" office:value-type="percentage" office:value="0.00207856242135264" calcext:value-type="percentage">
            <text:p>0.21%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formula="of:=(ARDCLK/([.C103]*SMPLPP*PRESCLR))-1" office:value-type="float" office:value="177.965792478426" calcext:value-type="float">
            <text:p>178</text:p>
          </table:table-cell>
          <table:table-cell table:formula="of:=(ROUND([.D103];0)-[.D103])/[.D103]" office:value-type="percentage" office:value="0.000192214026628053" calcext:value-type="percentage">
            <text:p>0.02%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#7/Gb7</text:p>
          </table:table-cell>
          <table:table-cell office:value-type="float" office:value="2959.96" calcext:value-type="float">
            <text:p>2959.96</text:p>
          </table:table-cell>
          <table:table-cell table:formula="of:=(ARDCLK/([.C104]*SMPLPP*PRESCLR))-1" office:value-type="float" office:value="167.92120163786" calcext:value-type="float">
            <text:p>168</text:p>
          </table:table-cell>
          <table:table-cell table:formula="of:=(ROUND([.D104];0)-[.D104])/[.D104]" office:value-type="percentage" office:value="0.000469257969639577" calcext:value-type="percentage">
            <text:p>0.05%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formula="of:=(ARDCLK/([.C105]*SMPLPP*PRESCLR))-1" office:value-type="float" office:value="158.440809193995" calcext:value-type="float">
            <text:p>158</text:p>
          </table:table-cell>
          <table:table-cell table:formula="of:=(ROUND([.D105];0)-[.D105])/[.D105]" office:value-type="percentage" office:value="-0.00278216954481151" calcext:value-type="percentage">
            <text:p>-0.28%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#7/Ab7</text:p>
          </table:table-cell>
          <table:table-cell office:value-type="float" office:value="3322.44" calcext:value-type="float">
            <text:p>3322.44</text:p>
          </table:table-cell>
          <table:table-cell table:formula="of:=(ARDCLK/([.C106]*SMPLPP*PRESCLR))-1" office:value-type="float" office:value="149.491807226015" calcext:value-type="float">
            <text:p>149</text:p>
          </table:table-cell>
          <table:table-cell table:formula="of:=(ROUND([.D106];0)-[.D106])/[.D106]" office:value-type="percentage" office:value="-0.00328986072976591" calcext:value-type="percentage">
            <text:p>-0.33%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(ARDCLK/([.C107]*SMPLPP*PRESCLR))-1" office:value-type="float" office:value="141.045454545455" calcext:value-type="float">
            <text:p>141</text:p>
          </table:table-cell>
          <table:table-cell table:formula="of:=(ROUND([.D107];0)-[.D107])/[.D107]" office:value-type="percentage" office:value="-0.000322268772155886" calcext:value-type="percentage">
            <text:p>-0.03%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#7/Bb7</text:p>
          </table:table-cell>
          <table:table-cell office:value-type="float" office:value="3729.31" calcext:value-type="float">
            <text:p>3729.31</text:p>
          </table:table-cell>
          <table:table-cell table:formula="of:=(ARDCLK/([.C108]*SMPLPP*PRESCLR))-1" office:value-type="float" office:value="133.07305909136" calcext:value-type="float">
            <text:p>133</text:p>
          </table:table-cell>
          <table:table-cell table:formula="of:=(ROUND([.D108];0)-[.D108])/[.D108]" office:value-type="percentage" office:value="-0.000549014893464809" calcext:value-type="percentage">
            <text:p>-0.05%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formula="of:=(ARDCLK/([.C109]*SMPLPP*PRESCLR))-1" office:value-type="float" office:value="125.547998390309" calcext:value-type="float">
            <text:p>126</text:p>
          </table:table-cell>
          <table:table-cell table:formula="of:=(ROUND([.D109];0)-[.D109])/[.D109]" office:value-type="percentage" office:value="0.00360022951768086" calcext:value-type="percentage">
            <text:p>0.36%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formula="of:=(ARDCLK/([.C110]*SMPLPP*PRESCLR))-1" office:value-type="float" office:value="118.445486274519" calcext:value-type="float">
            <text:p>118</text:p>
          </table:table-cell>
          <table:table-cell table:formula="of:=(ROUND([.D110];0)-[.D110])/[.D110]" office:value-type="percentage" office:value="-0.00376110807200093" calcext:value-type="percentage">
            <text:p>-0.38%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#8/Db8</text:p>
          </table:table-cell>
          <table:table-cell office:value-type="float" office:value="4434.92" calcext:value-type="float">
            <text:p>4434.92</text:p>
          </table:table-cell>
          <table:table-cell table:formula="of:=(ARDCLK/([.C111]*SMPLPP*PRESCLR))-1" office:value-type="float" office:value="111.741605260072" calcext:value-type="float">
            <text:p>112</text:p>
          </table:table-cell>
          <table:table-cell table:formula="of:=(ROUND([.D111];0)-[.D111])/[.D111]" office:value-type="percentage" office:value="0.00231243089202332" calcext:value-type="percentage">
            <text:p>0.23%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8</text:p>
          </table:table-cell>
          <table:table-cell office:value-type="float" office:value="4698.64" calcext:value-type="float">
            <text:p>4698.64</text:p>
          </table:table-cell>
          <table:table-cell table:formula="of:=(ARDCLK/([.C112]*SMPLPP*PRESCLR))-1" office:value-type="float" office:value="105.413770793251" calcext:value-type="float">
            <text:p>105</text:p>
          </table:table-cell>
          <table:table-cell table:formula="of:=(ROUND([.D112];0)-[.D112])/[.D112]" office:value-type="percentage" office:value="-0.00392520626230455" calcext:value-type="percentage">
            <text:p>-0.39%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#8/Eb8</text:p>
          </table:table-cell>
          <table:table-cell office:value-type="float" office:value="4978.03" calcext:value-type="float">
            <text:p>4978.03</text:p>
          </table:table-cell>
          <table:table-cell table:formula="of:=(ARDCLK/([.C113]*SMPLPP*PRESCLR))-1" office:value-type="float" office:value="99.441339244641" calcext:value-type="float">
            <text:p>99</text:p>
          </table:table-cell>
          <table:table-cell table:formula="of:=(ROUND([.D113];0)-[.D113])/[.D113]" office:value-type="percentage" office:value="-0.00443818685461582" calcext:value-type="percentage">
            <text:p>-0.44%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formula="of:=(ARDCLK/([.C114]*SMPLPP*PRESCLR))-1" office:value-type="float" office:value="93.8039832841617" calcext:value-type="float">
            <text:p>94</text:p>
          </table:table-cell>
          <table:table-cell table:formula="of:=(ROUND([.D114];0)-[.D114])/[.D114]" office:value-type="percentage" office:value="0.00208964170790626" calcext:value-type="percentage">
            <text:p>0.21%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formula="of:=(ARDCLK/([.C115]*SMPLPP*PRESCLR))-1" office:value-type="float" office:value="88.4830563832738" calcext:value-type="float">
            <text:p>88</text:p>
          </table:table-cell>
          <table:table-cell table:formula="of:=(ROUND([.D115];0)-[.D115])/[.D115]" office:value-type="percentage" office:value="-0.00545930942056774" calcext:value-type="percentage">
            <text:p>-0.55%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#8/Gb8</text:p>
          </table:table-cell>
          <table:table-cell office:value-type="float" office:value="5919.91" calcext:value-type="float">
            <text:p>5919.91</text:p>
          </table:table-cell>
          <table:table-cell table:formula="of:=(ARDCLK/([.C116]*SMPLPP*PRESCLR))-1" office:value-type="float" office:value="83.4607434910328" calcext:value-type="float">
            <text:p>83</text:p>
          </table:table-cell>
          <table:table-cell table:formula="of:=(ROUND([.D116];0)-[.D116])/[.D116]" office:value-type="percentage" office:value="-0.00552048150736045" calcext:value-type="percentage">
            <text:p>-0.55%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formula="of:=(ARDCLK/([.C117]*SMPLPP*PRESCLR))-1" office:value-type="float" office:value="78.7202774903419" calcext:value-type="float">
            <text:p>79</text:p>
          </table:table-cell>
          <table:table-cell table:formula="of:=(ROUND([.D117];0)-[.D117])/[.D117]" office:value-type="percentage" office:value="0.00355337301361054" calcext:value-type="percentage">
            <text:p>0.36%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#8/Ab8</text:p>
          </table:table-cell>
          <table:table-cell office:value-type="float" office:value="6644.88" calcext:value-type="float">
            <text:p>6644.88</text:p>
          </table:table-cell>
          <table:table-cell table:formula="of:=(ARDCLK/([.C118]*SMPLPP*PRESCLR))-1" office:value-type="float" office:value="74.2459036130073" calcext:value-type="float">
            <text:p>74</text:p>
          </table:table-cell>
          <table:table-cell table:formula="of:=(ROUND([.D118];0)-[.D118])/[.D118]" office:value-type="percentage" office:value="-0.00331201589637896" calcext:value-type="percentage">
            <text:p>-0.33%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(ARDCLK/([.C119]*SMPLPP*PRESCLR))-1" office:value-type="float" office:value="70.0227272727273" calcext:value-type="float">
            <text:p>70</text:p>
          </table:table-cell>
          <table:table-cell table:formula="of:=(ROUND([.D119];0)-[.D119])/[.D119]" office:value-type="percentage" office:value="-0.000324569944823017" calcext:value-type="percentage">
            <text:p>-0.03%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#8/Bb8</text:p>
          </table:table-cell>
          <table:table-cell office:value-type="float" office:value="7458.62" calcext:value-type="float">
            <text:p>7458.62</text:p>
          </table:table-cell>
          <table:table-cell table:formula="of:=(ARDCLK/([.C120]*SMPLPP*PRESCLR))-1" office:value-type="float" office:value="66.03652954568" calcext:value-type="float">
            <text:p>66</text:p>
          </table:table-cell>
          <table:table-cell table:formula="of:=(ROUND([.D120];0)-[.D120])/[.D120]" office:value-type="percentage" office:value="-0.000553171796448975" calcext:value-type="percentage">
            <text:p>-0.06%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formula="of:=(ARDCLK/([.C121]*SMPLPP*PRESCLR))-1" office:value-type="float" office:value="62.2740792672355" calcext:value-type="float">
            <text:p>62</text:p>
          </table:table-cell>
          <table:table-cell table:formula="of:=(ROUND([.D121];0)-[.D121])/[.D121]" office:value-type="percentage" office:value="-0.0044011773511639" calcext:value-type="percentage">
            <text:p>-0.44%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9</text:p>
          </table:table-cell>
          <table:table-cell office:value-type="float" office:value="8372.02" calcext:value-type="float">
            <text:p>8372.02</text:p>
          </table:table-cell>
          <table:table-cell table:formula="of:=(ARDCLK/([.C122]*SMPLPP*PRESCLR))-1" office:value-type="float" office:value="58.7227431372596" calcext:value-type="float">
            <text:p>59</text:p>
          </table:table-cell>
          <table:table-cell table:formula="of:=(ROUND([.D122];0)-[.D122])/[.D122]" office:value-type="percentage" office:value="0.00472145625234759" calcext:value-type="percentage">
            <text:p>0.47%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#9/Db9</text:p>
          </table:table-cell>
          <table:table-cell office:value-type="float" office:value="8869.84" calcext:value-type="float">
            <text:p>8869.84</text:p>
          </table:table-cell>
          <table:table-cell table:formula="of:=(ARDCLK/([.C123]*SMPLPP*PRESCLR))-1" office:value-type="float" office:value="55.3708026300362" calcext:value-type="float">
            <text:p>55</text:p>
          </table:table-cell>
          <table:table-cell table:formula="of:=(ROUND([.D123];0)-[.D123])/[.D123]" office:value-type="percentage" office:value="-0.00669671762776693" calcext:value-type="percentage">
            <text:p>-0.67%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9</text:p>
          </table:table-cell>
          <table:table-cell office:value-type="float" office:value="9397.27" calcext:value-type="float">
            <text:p>9397.27</text:p>
          </table:table-cell>
          <table:table-cell table:formula="of:=(ARDCLK/([.C124]*SMPLPP*PRESCLR))-1" office:value-type="float" office:value="52.2069420161387" calcext:value-type="float">
            <text:p>52</text:p>
          </table:table-cell>
          <table:table-cell table:formula="of:=(ROUND([.D124];0)-[.D124])/[.D124]" office:value-type="percentage" office:value="-0.00396387928783022" calcext:value-type="percentage">
            <text:p>-0.40%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#9/Eb9</text:p>
          </table:table-cell>
          <table:table-cell office:value-type="float" office:value="9956.06" calcext:value-type="float">
            <text:p>9956.06</text:p>
          </table:table-cell>
          <table:table-cell table:formula="of:=(ARDCLK/([.C125]*PRESCLR*SMPLPP))-1" office:value-type="float" office:value="49.2206696223205" calcext:value-type="float">
            <text:p>49</text:p>
          </table:table-cell>
          <table:table-cell table:formula="of:=(ROUND([.D125];0)-[.D125])/[.D125]" office:value-type="percentage" office:value="-0.00448327143888367" calcext:value-type="percentage">
            <text:p>-0.45%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9</text:p>
          </table:table-cell>
          <table:table-cell office:value-type="float" office:value="10548.08" calcext:value-type="float">
            <text:p>10548.08</text:p>
          </table:table-cell>
          <table:table-cell table:formula="of:=(ARDCLK/([.C126]*PRESCLR*SMPLPP))-1" office:value-type="float" office:value="46.4019916420808" calcext:value-type="float">
            <text:p>46</text:p>
          </table:table-cell>
          <table:table-cell table:formula="of:=(ROUND([.D126];0)-[.D126])/[.D126]" office:value-type="percentage" office:value="-0.00866324112080311" calcext:value-type="percentage">
            <text:p>-0.87%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9</text:p>
          </table:table-cell>
          <table:table-cell office:value-type="float" office:value="11175.3" calcext:value-type="float">
            <text:p>11175.3</text:p>
          </table:table-cell>
          <table:table-cell table:formula="of:=(ARDCLK/([.C127]*PRESCLR*SMPLPP))-1" office:value-type="float" office:value="43.7415281916369" calcext:value-type="float">
            <text:p>44</text:p>
          </table:table-cell>
          <table:table-cell table:formula="of:=(ROUND([.D127];0)-[.D127])/[.D127]" office:value-type="percentage" office:value="0.00590907128874618" calcext:value-type="percentage">
            <text:p>0.59%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#9/Gb9</text:p>
          </table:table-cell>
          <table:table-cell office:value-type="float" office:value="11839.82" calcext:value-type="float">
            <text:p>11839.82</text:p>
          </table:table-cell>
          <table:table-cell table:formula="of:=(ARDCLK/([.C128]*PRESCLR*SMPLPP))-1" office:value-type="float" office:value="41.2303717455164" calcext:value-type="float">
            <text:p>41</text:p>
          </table:table-cell>
          <table:table-cell table:formula="of:=(ROUND([.D128];0)-[.D128])/[.D128]" office:value-type="percentage" office:value="-0.0055874282904435" calcext:value-type="percentage">
            <text:p>-0.56%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9</text:p>
          </table:table-cell>
          <table:table-cell office:value-type="float" office:value="12543.85" calcext:value-type="float">
            <text:p>12543.85</text:p>
          </table:table-cell>
          <table:table-cell table:formula="of:=(ARDCLK/([.C129]*PRESCLR*SMPLPP))-1" office:value-type="float" office:value="38.8601705218095" calcext:value-type="float">
            <text:p>39</text:p>
          </table:table-cell>
          <table:table-cell table:formula="of:=(ROUND([.D129];0)-[.D129])/[.D129]" office:value-type="percentage" office:value="0.00359827237793591" calcext:value-type="percentage">
            <text:p>0.36%</text:p>
          </table:table-cell>
          <table:table-cell table:number-columns-repeated="4"/>
        </table:table-row>
        <calcext:conditional-formats>
          <calcext:conditional-format calcext:target-range-address="'ArduVoi Frequency Register'.D4:'ArduVoi Frequency Register'.D129">
            <calcext:condition calcext:apply-style-name="Bad" calcext:value="&gt;65535" calcext:base-cell-address="'ArduVoi Frequency Register'.D4"/>
          </calcext:conditional-format>
        </calcext:conditional-formats>
      </table:table>
      <table:table table:name="Hardware planning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ardware list: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duino Pro Mini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nfiguration: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C 1</text:p>
          </table:table-cell>
          <table:table-cell table:style-name="ce3" office:value-type="string" calcext:value-type="string">
            <text:p>TXD / 1</text:p>
          </table:table-cell>
          <table:table-cell table:style-name="ce8" office:value-type="string" calcext:value-type="string">
            <text:p>RAW</text:p>
          </table:table-cell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C 0</text:p>
          </table:table-cell>
          <table:table-cell office:value-type="string" calcext:value-type="string">
            <text:p>RXD / 0</text:p>
          </table:table-cell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R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Alt 5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C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3 / 17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C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 / 16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C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 / 15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C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0 / 1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 Button / Pot expansion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C 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 (SCK) (LED)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C 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 (MISO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1 (MOSI)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10 (SS)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inernals</text:p>
          </table:table-cell>
          <table:table-cell table:style-name="Default" office:value-type="string" calcext:value-type="string">
            <text:p>SD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CL</text:p>
          </table:table-cell>
          <table:table-cell table:number-columns-repeated="2"/>
        </table:table-row>
      </table:table>
      <table:named-expressions/>
      <table:database-ranges>
        <table:database-range table:name="ARDCLK" table:target-range-address="'ArduVoi Frequency Register'.H4:'ArduVoi Frequency Register'.H4" table:on-update-keep-styles="true" table:on-update-keep-size="false" table:orientation="column"/>
        <table:database-range table:name="PRESCLR" table:target-range-address="'ArduVoi Frequency Register'.H6:'ArduVoi Frequency Register'.H6" table:on-update-keep-styles="true" table:on-update-keep-size="false" table:orientation="column"/>
        <table:database-range table:name="SMPLPP" table:target-range-address="'ArduVoi Frequency Register'.H7:'ArduVoi Frequency Register'.H7" table:on-update-keep-styles="true" table:on-update-keep-size="false" table:orientation="column"/>
        <table:database-range table:name="__Anonymous_Sheet_DB__1" table:target-range-address="'ArduVoi Frequency Register'.A2:'ArduVoi Frequency Register'.E1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22:20:19.894167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3:19:29.740282004</meta:creation-date>
    <meta:editing-duration>P9DT11H41M12S</meta:editing-duration>
    <meta:editing-cycles>11</meta:editing-cycles>
    <meta:generator>LibreOffice/6.0.7.3$Linux_X86_64 LibreOffice_project/00m0$Build-3</meta:generator>
    <dc:date>2019-03-05T22:24:56.905147501</dc:date>
    <meta:document-statistic meta:table-count="3" meta:cell-count="879" meta:object-count="0"/>
  </office:meta>
</office:document-meta>
</file>